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n Start Combat</text:p>
      <text:p text:style-name="Standard">Each combatant is given a special ability named "Competing" at the start of a combat event. Then all special ability scripts named OnStartCombat are run for each combatant. So, if you want to accomplish something for a character at the start of combat, you should define a Special Ability (using the Special Abilities Editor) named Competing with a script named OnStartCombat. <text:s/>The scripts for the combatants are run in 'priority' order with the highest priority combatant being the first. <text:s/>As a default, the party combatants are run before the monster combatants. <text:s/>You can adjust the priority using the PreStartCombat hook described below.</text:p>
      <text:p text:style-name="Heading">Context</text:p>
      <text:p text:style-name="Heading">Character</text:p>
      <text:p text:style-name="Text_20_body"/>
      <text:p text:style-name="Text_20_body"/>
      <text:p text:style-name="P2">PreStartCombat</text:p>
      <text:p text:style-name="P3"/>
      <text:p text:style-name="P4">By default, each party member is given a priority of 750 and each monster is given a priority of 250. <text:s/>The 'OnStartCombat' hook is called for each combatant in turn, starting with the combatant with the highest priority. <text:s/>The 'PreStartCombat' hook is run for each combatant before the 'OnStartCombat' hooks are run. <text:s/>If the 'PreStartCombat' hook returns a non-empty value then the combatant is assigned that value as its priority. <text:s/>The highest priority combatant will have its OnStartCombat hook run first.</text:p>
      <text:p text:style-name="P1">Hook Parameters:</text:p>
      <text:p text:style-name="Standard">Hook Parameter 5 is the default priority for the combatant.</text:p>
      <text:p text:style-name="Standard"/>
      <text:p text:style-name="P1">Context:</text:p>
      <text:p text:style-name="P4">Combatant</text:p>
      <text:p text:style-name="P4">Character</text:p>
      <text:p text:style-name="P4">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31:53.42</meta:creation-date>
    <meta:generator>OpenOffice.org/3.2$Win32 OpenOffice.org_project/320m18$Build-9502</meta:generator>
    <dc:date>2014-03-18T19:21:55.93</dc:date>
    <dc:creator>Paul Stevens</dc:creator>
    <meta:editing-duration>PT00H43M57S</meta:editing-duration>
    <meta:editing-cycles>4</meta:editing-cycles>
    <meta:document-statistic meta:table-count="0" meta:image-count="0" meta:object-count="0" meta:page-count="1" meta:paragraph-count="12" meta:word-count="205" meta:character-count="1297"/>
  </office:meta>
</office:document-meta>
</file>